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598D8B3B5C7BE26B69.png" manifest:media-type="image/png"/>
  <manifest:file-entry manifest:full-path="Pictures/1000000000000451000000CB7F860277494250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3d1c" officeooo:paragraph-rsid="00113d1c"/>
    </style:style>
    <style:style style:name="P2" style:family="paragraph" style:parent-style-name="Standard">
      <style:text-properties officeooo:rsid="001222b2" officeooo:paragraph-rsid="00122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cm" svg:y="0.767cm" svg:width="17cm" svg:height="6.422cm" draw:z-index="0"><draw:image xlink:href="Pictures/1000000000000391000001598D8B3B5C7BE26B69.png" xlink:type="simple" xlink:show="embed" xlink:actuate="onLoad"/></draw:frame>TESTE_1</text:p>
      <text:p text:style-name="Standard"/>
      <text:p text:style-name="Standard"/>
      <text:p text:style-name="Standard"><draw:frame draw:style-name="fr2" draw:name="Figura2" text:anchor-type="paragraph" svg:width="17cm" svg:height="3.122cm" draw:z-index="1"><draw:image xlink:href="Pictures/1000000000000451000000CB7F86027749425086.png" xlink:type="simple" xlink:show="embed" xlink:actuate="onLoad"/></draw:frame></text:p>
      <text:p text:style-name="Standard"/>
      <text:p text:style-name="P2">OK-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5S</meta:editing-duration>
    <meta:editing-cycles>4</meta:editing-cycles>
    <meta:generator>LibreOffice/5.3.1.2$Windows_X86_64 LibreOffice_project/e80a0e0fd1875e1696614d24c32df0f95f03deb2</meta:generator>
    <dc:date>2018-03-07T11:30:38.932000000</dc:date>
    <meta:document-statistic meta:table-count="0" meta:image-count="2" meta:object-count="0" meta:page-count="1" meta:paragraph-count="2" meta:word-count="3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